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505" officeooo:paragraph-rsid="00111505"/>
    </style:style>
    <style:style style:name="P2" style:family="paragraph" style:parent-style-name="Standard">
      <style:paragraph-properties fo:text-align="center" style:justify-single-word="false"/>
      <style:text-properties officeooo:rsid="00111505" officeooo:paragraph-rsid="00111505"/>
    </style:style>
    <style:style style:name="P3" style:family="paragraph" style:parent-style-name="Standard">
      <style:paragraph-properties fo:text-align="start" style:justify-single-word="false"/>
      <style:text-properties officeooo:rsid="00111505" officeooo:paragraph-rsid="00111505"/>
    </style:style>
    <style:style style:name="T1" style:family="text">
      <style:text-properties officeooo:rsid="0013a4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 Cervantes</text:p>
      <text:p text:style-name="P1">Deep</text:p>
      <text:p text:style-name="P1">CSCI 340</text:p>
      <text:p text:style-name="P1">23 September 2019</text:p>
      <text:p text:style-name="P2">UDP</text:p>
      <text:p text:style-name="P3">1. The four fields are Source Port, Destination Port, Length, and Checksum.</text:p>
      <text:p text:style-name="P3">2. They are all 2 bytes long.</text:p>
      <text:p text:style-name="P3">3.</text:p>
      <text:p text:style-name="P3">4. 2^16</text:p>
      <text:p text:style-name="P3">5. Port: 65536</text:p>
      <text:p text:style-name="P3">6. <text:span text:style-name="T1">UDP protocol 17 </text:span></text:p>
      <text:p text:style-name="P3">7. There are no repl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8:34:43.745238529</meta:creation-date>
    <meta:generator>LibreOffice/6.1.2.1$Linux_X86_64 LibreOffice_project/10$Build-1</meta:generator>
    <dc:date>2019-09-23T16:27:59.530389446</dc:date>
    <meta:editing-duration>PT7H42M42S</meta:editing-duration>
    <meta:editing-cycles>2</meta:editing-cycles>
    <meta:document-statistic meta:table-count="0" meta:image-count="0" meta:object-count="0" meta:page-count="1" meta:paragraph-count="12" meta:word-count="43" meta:character-count="213" meta:non-whitespace-character-count="181"/>
  </office:meta>
</office:document-meta>
</file>